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in" fo:margin-left="0.0146in" fo:margin-top="0in" fo:margin-bottom="0in" table:align="left" style:writing-mode="lr-tb"/>
    </style:style>
    <style:style style:name="Table1.A" style:family="table-column">
      <style:table-column-properties style:column-width="3.0833in"/>
    </style:style>
    <style:style style:name="Table1.B" style:family="table-column">
      <style:table-column-properties style:column-width="0.4792in"/>
    </style:style>
    <style:style style:name="Table1.C" style:family="table-column">
      <style:table-column-properties style:column-width="0.8438in"/>
    </style:style>
    <style:style style:name="Table1.D" style:family="table-column">
      <style:table-column-properties style:column-width="2.5938in"/>
    </style:style>
    <style:style style:name="Table1.1" style:family="table-row">
      <style:table-row-properties style:min-row-height="0.3125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="0.5pt solid #000000">
        <style:background-image/>
      </style:table-cell-properties>
    </style:style>
    <style:style style:name="Table1.3" style:family="table-row">
      <style:table-row-properties style:min-row-height="0.3743in" fo:keep-together="auto"/>
    </style:style>
    <style:style style:name="Table1.4" style:family="table-row">
      <style:table-row-properties style:min-row-height="0.2993in" fo:keep-together="auto"/>
    </style:style>
    <style:style style:name="Table1.5" style:family="table-row">
      <style:table-row-properties style:min-row-height="0.3681in" fo:keep-together="auto"/>
    </style:style>
    <style:style style:name="Table1.6" style:family="table-row">
      <style:table-row-properties style:min-row-height="0.8681in" fo:keep-together="auto"/>
    </style:style>
    <style:style style:name="Table1.7" style:family="table-row">
      <style:table-row-properties style:min-row-height="0.5083in" fo:keep-together="auto"/>
    </style:style>
    <style:style style:name="Table1.8" style:family="table-row">
      <style:table-row-properties style:min-row-height="0.5056in" fo:keep-together="auto"/>
    </style:style>
    <style:style style:name="Table1.9" style:family="table-row">
      <style:table-row-properties style:min-row-height="0.6083in" fo:keep-together="auto"/>
    </style:style>
    <style:style style:name="P1" style:family="paragraph" style:parent-style-name="Standard">
      <style:paragraph-properties fo:text-align="start" style:justify-single-word="false"/>
      <style:text-properties officeooo:paragraph-rsid="0007b2b1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paragraph-rsid="0007b2b1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paragraph-rsid="0007b2b1" style:font-size-complex="12pt"/>
    </style:style>
    <style:style style:name="P4" style:family="paragraph" style:parent-style-name="Standard">
      <style:paragraph-properties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fo:color="#365f91" style:font-name="Liberation Serif" fo:font-weight="bold" officeooo:paragraph-rsid="0007b2b1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65f91" style:font-name="Liberation Serif" fo:font-weight="bold" officeooo:paragraph-rsid="0007b2b1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7b2b1" style:font-size-complex="12pt"/>
    </style:style>
    <style:style style:name="P7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fo:color="#365f91" style:font-name="Liberation Serif" fo:font-weight="bold" officeooo:paragraph-rsid="0007b2b1" style:font-weight-asian="bold" style:font-size-complex="12pt" style:font-weight-complex="bold"/>
    </style:style>
    <style:style style:name="P8" style:family="paragraph" style:parent-style-name="Standard">
      <style:paragraph-properties fo:margin-left="1.5083in" fo:margin-right="0in" fo:text-align="start" style:justify-single-word="false" fo:text-indent="-1.5083in" style:auto-text-indent="false"/>
      <style:text-properties officeooo:paragraph-rsid="0007b2b1"/>
    </style:style>
    <style:style style:name="P9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fo:color="#365f91" style:font-name="Liberation Serif" fo:font-weight="bold" officeooo:paragraph-rsid="0007b2b1" style:font-weight-asian="bold" style:font-size-complex="12pt" style:font-weight-complex="bold"/>
    </style:style>
    <style:style style:name="P10" style:family="paragraph" style:parent-style-name="Standard">
      <style:paragraph-properties fo:margin-left="0.6in" fo:margin-right="0in" fo:text-align="start" style:justify-single-word="false" fo:text-indent="-0.6in" style:auto-text-indent="false"/>
      <style:text-properties officeooo:paragraph-rsid="0007b2b1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" officeooo:paragraph-rsid="0007b2b1"/>
    </style:style>
    <style:style style:name="P12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style:font-name="Liberation Serif" officeooo:paragraph-rsid="0007b2b1"/>
    </style:style>
    <style:style style:name="P13" style:family="paragraph" style:parent-style-name="Standard">
      <style:paragraph-properties fo:margin-left="0.4925in" fo:margin-right="0in" fo:text-align="start" style:justify-single-word="false" fo:text-indent="-1.5083in" style:auto-text-indent="false">
        <style:tab-stops>
          <style:tab-stop style:position="0.5083in"/>
        </style:tab-stops>
      </style:paragraph-properties>
      <style:text-properties officeooo:paragraph-rsid="0007b2b1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2583in"/>
          <style:tab-stop style:position="1.0083in"/>
        </style:tab-stops>
      </style:paragraph-properties>
      <style:text-properties fo:color="#365f91" style:font-name="Liberation Serif" fo:font-weight="bold" officeooo:paragraph-rsid="0007b2b1" style:font-weight-asian="bold" style:font-size-complex="12pt" style:font-weight-complex="bold"/>
    </style:style>
    <style:style style:name="P15" style:family="paragraph" style:parent-style-name="Standard">
      <style:paragraph-properties fo:margin-left="1.4772in" fo:margin-right="0in" fo:text-align="start" style:justify-single-word="false" fo:text-indent="-1.0083in" style:auto-text-indent="false">
        <style:tab-stops>
          <style:tab-stop style:position="-0.9791in"/>
          <style:tab-stop style:position="0.2583in"/>
          <style:tab-stop style:position="1.0083in"/>
        </style:tab-stops>
      </style:paragraph-properties>
      <style:text-properties officeooo:paragraph-rsid="0007b2b1"/>
    </style:style>
    <style:style style:name="P16" style:family="paragraph" style:parent-style-name="Title" style:master-page-name="Standard">
      <style:paragraph-properties fo:text-align="center" style:justify-single-word="false" style:page-number="auto"/>
      <style:text-properties officeooo:paragraph-rsid="0007b2b1"/>
    </style:style>
    <style:style style:name="P17" style:family="paragraph" style:parent-style-name="Standard" style:list-style-name="WWNum1">
      <style:paragraph-properties fo:line-height="100%" fo:text-align="start" style:justify-single-word="false">
        <style:tab-stops>
          <style:tab-stop style:position="0.5083in"/>
          <style:tab-stop style:position="0.7583in"/>
          <style:tab-stop style:position="1.0083in"/>
        </style:tab-stops>
      </style:paragraph-properties>
      <style:text-properties officeooo:paragraph-rsid="0007b2b1"/>
    </style:style>
    <style:style style:name="T1" style:family="text">
      <style:text-properties fo:font-variant="normal" fo:text-transform="none" fo:color="#729fcf" style:font-name="Liberation Serif" fo:font-size="20pt" fo:letter-spacing="normal" fo:font-style="normal" fo:font-weight="bold" style:font-size-asian="20pt" style:font-weight-asian="bold" style:font-size-complex="20pt" style:font-weight-complex="bold"/>
    </style:style>
    <style:style style:name="T2" style:family="text">
      <style:text-properties fo:font-variant="normal" fo:text-transform="none" fo:color="#729fcf" style:font-name="Liberation Serif" fo:font-size="20pt" fo:letter-spacing="normal" fo:font-style="normal" fo:font-weight="bold" officeooo:rsid="002c7ac8" style:letter-kerning="true" style:font-size-asian="20pt" style:language-asian="ja" style:country-asian="JP" style:font-weight-asian="bold" style:font-size-complex="20pt" style:font-weight-complex="bold"/>
    </style:style>
    <style:style style:name="T3" style:family="text">
      <style:text-properties fo:font-variant="normal" fo:text-transform="none" fo:color="#729fcf" style:font-name="Liberation Serif" fo:font-size="20pt" fo:letter-spacing="normal" fo:font-style="normal" fo:font-weight="bold" officeooo:rsid="003004fc" style:letter-kerning="true" style:font-size-asian="20pt" style:language-asian="ja" style:country-asian="JP" style:font-weight-asian="bold" style:font-size-complex="20pt" style:font-weight-complex="bold"/>
    </style:style>
    <style:style style:name="T4" style:family="text">
      <style:text-properties fo:font-variant="normal" fo:text-transform="none" fo:color="#729fcf" style:font-name="Liberation Serif" fo:font-size="20pt" fo:letter-spacing="normal" fo:font-style="normal" fo:font-weight="bold" officeooo:rsid="0007b2b1" style:letter-kerning="true" style:font-size-asian="20pt" style:language-asian="ja" style:country-asian="JP" style:font-weight-asian="bold" style:font-size-complex="20pt" style:font-weight-complex="bold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e6e96" style:font-size-asian="12pt" style:font-weight-asian="normal" style:font-name-complex="Dubai Medium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3004fc" style:font-size-asian="12pt" style:font-weight-asian="normal" style:font-name-complex="Dubai Medium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07b2b1" style:font-size-asian="12pt" style:font-weight-asian="normal" style:font-name-complex="Dubai Medium" style:font-size-complex="12pt" style:font-weight-complex="normal"/>
    </style:style>
    <style:style style:name="T8" style:family="text">
      <style:text-properties fo:font-variant="normal" fo:text-transform="none" fo:color="#222222" style:font-name="Liberation Serif" fo:font-size="12pt" fo:letter-spacing="normal" style:font-size-asian="12pt" style:font-size-complex="12pt"/>
    </style:style>
    <style:style style:name="T9" style:family="text">
      <style:text-properties fo:font-variant="normal" fo:text-transform="none" fo:color="#222222" style:font-name="Liberation Serif" fo:font-size="12pt" fo:letter-spacing="normal" fo:language="en" fo:country="US" fo:font-style="normal" fo:font-weight="normal" style:font-size-asian="12pt" style:font-size-complex="12pt"/>
    </style:style>
    <style:style style:name="T10" style:family="text">
      <style:text-properties fo:color="#365f91" style:font-name="Liberation Serif" fo:font-weight="bold" style:font-weight-asian="bold" style:font-size-complex="12pt" style:font-weight-complex="bold"/>
    </style:style>
    <style:style style:name="T11" style:family="text">
      <style:text-properties fo:color="#365f91" style:font-name="Liberation Serif" style:font-size-complex="12pt"/>
    </style:style>
    <style:style style:name="T12" style:family="text">
      <style:text-properties fo:color="#365f91" fo:font-weight="bold" style:font-weight-asian="bold" style:font-size-complex="12pt" style:font-weight-complex="bold"/>
    </style:style>
    <style:style style:name="T13" style:family="text">
      <style:text-properties fo:color="#365f91" style:font-size-complex="12pt"/>
    </style:style>
    <style:style style:name="T14" style:family="text">
      <style:text-properties style:font-name="Liberation Serif" style:font-size-complex="12pt"/>
    </style:style>
    <style:style style:name="T15" style:family="text">
      <style:text-properties style:font-name="Liberation Serif" officeooo:rsid="003004fc" style:font-size-complex="12pt"/>
    </style:style>
    <style:style style:name="T16" style:family="text">
      <style:text-properties style:font-name="Liberation Serif" officeooo:rsid="0018092b" style:font-size-complex="12pt"/>
    </style:style>
    <style:style style:name="T17" style:family="text">
      <style:text-properties style:font-name="Liberation Serif" officeooo:rsid="001eac3a" style:font-size-complex="12pt"/>
    </style:style>
    <style:style style:name="T18" style:family="text">
      <style:text-properties style:font-name="Liberation Serif" officeooo:rsid="002e6e96" style:font-size-complex="12pt"/>
    </style:style>
    <style:style style:name="T19" style:family="text">
      <style:text-properties style:font-name="Liberation Serif" officeooo:rsid="00249f3a" style:font-size-complex="12pt"/>
    </style:style>
    <style:style style:name="T20" style:family="text">
      <style:text-properties style:font-name="Liberation Serif" officeooo:rsid="00278a03" style:font-size-complex="12pt"/>
    </style:style>
    <style:style style:name="T21" style:family="text">
      <style:text-properties style:font-name="Liberation Serif" officeooo:rsid="0019bdd9" style:font-size-complex="12pt"/>
    </style:style>
    <style:style style:name="T22" style:family="text">
      <style:text-properties style:font-name="Liberation Serif" officeooo:rsid="0031a75e" style:font-size-complex="12pt"/>
    </style:style>
    <style:style style:name="T23" style:family="text">
      <style:text-properties style:font-name="Liberation Serif" officeooo:rsid="0029bba7" style:font-size-complex="12pt"/>
    </style:style>
    <style:style style:name="T24" style:family="text">
      <style:text-properties style:font-name="Liberation Serif" officeooo:rsid="0032413b" style:font-size-complex="12pt"/>
    </style:style>
    <style:style style:name="T25" style:family="text">
      <style:text-properties style:font-name="Liberation Serif" officeooo:rsid="002958b3" style:font-size-complex="12pt"/>
    </style:style>
    <style:style style:name="T26" style:family="text">
      <style:text-properties style:font-name="Liberation Serif" officeooo:rsid="002f6558" style:font-size-complex="12pt"/>
    </style:style>
    <style:style style:name="T27" style:family="text">
      <style:text-properties style:font-name="Liberation Serif" officeooo:rsid="0007b2b1" style:font-size-complex="12pt"/>
    </style:style>
    <style:style style:name="T28" style:family="text">
      <style:text-properties style:font-name="Liberation Serif" officeooo:rsid="000870be" style:font-size-complex="12pt"/>
    </style:style>
    <style:style style:name="T29" style:family="text">
      <style:text-properties style:font-name="Liberation Serif" fo:font-weight="bold" style:font-weight-asian="bold" style:font-size-complex="12pt" style:font-weight-complex="bold"/>
    </style:style>
    <style:style style:name="T30" style:family="text">
      <style:text-properties style:font-size-complex="12pt"/>
    </style:style>
    <style:style style:name="T31" style:family="text">
      <style:text-properties officeooo:rsid="0018092b" style:font-size-complex="12pt"/>
    </style:style>
    <style:style style:name="T32" style:family="text">
      <style:text-properties officeooo:rsid="00278a03" style:font-size-complex="12pt"/>
    </style:style>
    <style:style style:name="T33" style:family="text">
      <style:text-properties fo:color="#000000" style:font-size-complex="12pt"/>
    </style:style>
    <style:style style:name="T34" style:family="text">
      <style:text-properties fo:color="#000000" style:font-name="Liberation Serif" fo:font-weight="bold" officeooo:rsid="0019bdd9" style:font-weight-asian="bold" style:font-size-complex="12pt" style:font-weight-complex="bold"/>
    </style:style>
    <style:style style:name="T35" style:family="text">
      <style:text-properties fo:color="#000000" style:font-name="Liberation Serif" fo:font-weight="bold" officeooo:rsid="0021c949" style:font-weight-asian="bold" style:font-size-complex="12pt" style:font-weight-complex="bold"/>
    </style:style>
    <style:style style:name="T36" style:family="text">
      <style:text-properties fo:color="#000000" style:font-name="Liberation Serif" fo:font-weight="normal" style:font-weight-asian="normal" style:font-size-complex="12pt" style:font-weight-complex="normal"/>
    </style:style>
    <style:style style:name="T37" style:family="text">
      <style:text-properties fo:color="#000000" style:font-name="Liberation Serif" fo:font-weight="normal" officeooo:rsid="0019bdd9" style:font-weight-asian="normal" style:font-size-complex="12pt" style:font-weight-complex="normal"/>
    </style:style>
    <style:style style:name="T38" style:family="text">
      <style:text-properties fo:color="#000000" style:font-name="Liberation Serif" fo:font-weight="normal" officeooo:rsid="0032413b" style:font-weight-asian="normal" style:font-size-complex="12pt" style:font-weight-complex="normal"/>
    </style:style>
    <style:style style:name="T39" style:family="text">
      <style:text-properties fo:color="#000000" style:font-name="Liberation Serif" fo:font-weight="normal" officeooo:rsid="0021c949" style:font-weight-asian="normal" style:font-size-complex="12pt" style:font-weight-complex="normal"/>
    </style:style>
    <style:style style:name="T40" style:family="text">
      <style:text-properties fo:font-weight="bold" style:font-weight-asian="bold" style:font-size-complex="12pt" style:font-weight-complex="bold"/>
    </style:style>
    <style:style style:name="T41" style:family="text">
      <style:text-properties officeooo:rsid="0007b2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Employee</text:span><text:span text:style-name="T1"> </text:span><text:span text:style-name="T2">Addition_</text:span><text:span text:style-name="T3">byFile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1"><text:span text:style-name="T10">Use Case Name</text:span><text:span text:style-name="T11">:</text:span><text:span text:style-name="T14"> </text:span><text:span text:style-name="T7">Employee </text:span><text:span text:style-name="T5">Additon_</text:span><text:span text:style-name="T6">byFile</text:span></text:p>
          </table:table-cell>
          <table:covered-table-cell/>
          <table:table-cell table:style-name="Table1.A1" office:value-type="string">
            <text:p text:style-name="P1"><text:span text:style-name="T10">ID:</text:span><text:span text:style-name="T14"><text:tab/></text:span><text:span text:style-name="T41">20</text:span></text:p>
          </table:table-cell>
          <table:table-cell table:style-name="Table1.A1" office:value-type="string">
            <text:p text:style-name="P1"><text:span text:style-name="T10">Importance Level:</text:span><text:span text:style-name="T11"> </text:span><text:span text:style-name="T14"><text:s/></text:span><text:span text:style-name="T15">Medium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12">Primary Actor : </text:span><text:span text:style-name="T31">Manager</text:span></text:p>
          </table:table-cell>
          <table:table-cell table:style-name="Table1.A1" table:number-columns-spanned="3" office:value-type="string">
            <text:p text:style-name="P2"><text:span text:style-name="T12">Use Case Type:</text:span><text:span text:style-name="T13"> <text:s/></text:span><text:span text:style-name="T33">Detail, Essential<text:tab/></text:span></text:p>
          </table:table-cell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5">Stakeholders and Interests: <text:tab/></text:p>
            <text:p text:style-name="P1"><text:span text:style-name="T14"><text:s/><text:tab/></text:span><text:span text:style-name="T16">Manager</text:span><text:span text:style-name="T14"> – </text:span><text:span text:style-name="T17">wants to</text:span><text:span text:style-name="T16"> </text:span><text:span text:style-name="T18">add</text:span><text:span text:style-name="T19"> his/her </text:span><text:span text:style-name="T28">employees</text:span><text:span text:style-name="T20"> </text:span><text:span text:style-name="T15">by file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7">Brief Description:<text:tab/></text:p>
            <text:p text:style-name="P8"><text:span text:style-name="T14"><text:s text:c="12"/></text:span><text:span text:style-name="T16">This use case describes how manager can </text:span><text:span text:style-name="T18">add</text:span><text:span text:style-name="T19"> his/her employee </text:span><text:span text:style-name="T15">by file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9">Trigger:</text:p>
            <text:p text:style-name="P10"><text:span text:style-name="T14"><text:s text:c="9"/></text:span><text:span text:style-name="T20">Manager </text:span><text:span text:style-name="T21">clicks the </text:span><text:span text:style-name="T27">Employee</text:span><text:span text:style-name="T18">Addition_</text:span><text:span text:style-name="T22">byFile</text:span><text:span text:style-name="T18"> </text:span><text:span text:style-name="T21">button </text:span><text:span text:style-name="T20">in </text:span><text:span text:style-name="T27">Employee</text:span><text:span text:style-name="T22">Addition </text:span><text:span text:style-name="T18">page</text:span></text:p>
            <text:p text:style-name="P5">Type: </text:p>
            <text:p text:style-name="P11"><text:span text:style-name="T32">Ex</text:span><text:span text:style-name="T31">ternal</text:span></text:p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5">Relationships:</text:p>
            <text:p text:style-name="P11"><text:span text:style-name="T40">Association</text:span><text:span text:style-name="T30">: </text:span><text:span text:style-name="T31">Manager</text:span></text:p>
            <text:p text:style-name="P12"><text:span text:style-name="T30"><text:tab/></text:span><text:span text:style-name="T40">Include</text:span><text:span text:style-name="T30">:</text:span></text:p>
            <text:p text:style-name="P13"><text:span text:style-name="T14"><text:tab/></text:span><text:span text:style-name="T29">Extend</text:span><text:span text:style-name="T14">: </text:span><text:span text:style-name="T22">W</text:span><text:span text:style-name="T14">rong format , </text:span><text:bookmark text:name="tw-target-text"/><text:span text:style-name="T8"><text:s/></text:span><text:span text:style-name="T9">incompatible fields</text:span></text:p>
            <text:p text:style-name="P12"><text:span text:style-name="T30"><text:tab/></text:span><text:span text:style-name="T40">Generalization</text:span><text:span text:style-name="T30">: <text:tab/>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4">Normal Flow of Events:</text:p>
            <text:list xml:id="list1832594665" text:style-name="WWNum1">
              <text:list-item>
                <text:p text:style-name="P17"><text:span text:style-name="T21">He/She</text:span><text:span text:style-name="T23"> </text:span><text:span text:style-name="T24">selects</text:span><text:span text:style-name="T21"> the </text:span><text:span text:style-name="T27">Employee</text:span><text:span text:style-name="T25"> </text:span><text:span text:style-name="T26">File</text:span><text:span text:style-name="T21"> </text:span><text:span text:style-name="T24">from his/her storage</text:span></text:p>
              </text:list-item>
              <text:list-item>
                <text:p text:style-name="P17"><text:span text:style-name="T21">He/She</text:span><text:span text:style-name="T23"> </text:span><text:span text:style-name="T24">uploads</text:span><text:span text:style-name="T21"> the </text:span><text:span text:style-name="T24">selected </text:span><text:span text:style-name="T27">Employee</text:span><text:span text:style-name="T25"> </text:span><text:span text:style-name="T26">File</text:span><text:span text:style-name="T21"> </text:span><text:span text:style-name="T24">in the site</text:span></text:p>
              </text:list-item>
              <text:list-item>
                <text:p text:style-name="P17"><text:span text:style-name="T21">He/She</text:span><text:span text:style-name="T23"> </text:span><text:span text:style-name="T24">saves </text:span><text:span text:style-name="T21">the </text:span><text:span text:style-name="T24">changes.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5">Sub Flows: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14">Alternate/Exceptional Flows:</text:p>
            <text:p text:style-name="P15"><text:span text:style-name="T34">F, 1.</text:span><text:span text:style-name="T37"> <text:s/>H</text:span><text:span text:style-name="T36">e/</text:span><text:span text:style-name="T37">S</text:span><text:span text:style-name="T36">he enters </text:span><text:span text:style-name="T38">file with invalid format</text:span><text:span text:style-name="T36"> and the </text:span><text:span text:style-name="T38">manager</text:span><text:span text:style-name="T36"> </text:span><text:span text:style-name="T38">redirected to F, 1.</text:span></text:p>
            <text:p text:style-name="P15"><text:span text:style-name="T35">F, 2. <text:s/></text:span><text:span text:style-name="T37">H</text:span><text:span text:style-name="T39">e/</text:span><text:span text:style-name="T37">S</text:span><text:span text:style-name="T39">he enters </text:span><text:span text:style-name="T38">file with incompatible fields </text:span><text:span text:style-name="T39">and the </text:span><text:span text:style-name="T38">manager</text:span><text:span text:style-name="T39"> </text:span><text:span text:style-name="T38">redirected to F, 1.</text:span></text:p>
          </table:table-cell>
          <table:covered-table-cell/>
          <table:covered-table-cell/>
          <table:covered-table-cell/>
        </table:table-row>
      </table:table>
      <text:p text:style-name="P6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ubai Medium" svg:font-family="'Dubai Medium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0835in" loext:contextual-spacing="true"/>
      <style:text-properties fo:color="#4f81bd" style:font-name="Calibri" fo:font-family="Calibri" style:font-family-generic="roman" style:font-pitch="variable" fo:font-size="20pt" style:letter-kerning="true" style:font-size-asian="20pt" style:language-asian="ja" style:country-asian="JP" style:font-size-complex="2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8" style:display-name="ListLabel 18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2T10:40:44.214511777</meta:creation-date>
    <dc:date>2020-06-12T18:26:52.221004989</dc:date>
    <meta:editing-duration>PT9M16S</meta:editing-duration>
    <meta:editing-cycles>2</meta:editing-cycles>
    <meta:generator>LibreOffice/6.4.3.2$Linux_X86_64 LibreOffice_project/40$Build-2</meta:generator>
    <meta:document-statistic meta:table-count="1" meta:image-count="0" meta:object-count="0" meta:page-count="1" meta:paragraph-count="27" meta:word-count="130" meta:character-count="902" meta:non-whitespace-character-count="763"/>
  </office:meta>
</office:document-meta>
</file>